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1d544b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1db7c4" officeooo:paragraph-rsid="001db7c4" style:font-weight-asian="bold" style:font-weight-complex="bold"/>
    </style:style>
    <style:style style:name="P4" style:family="paragraph" style:parent-style-name="Preformatted_20_Text">
      <style:text-properties fo:font-weight="bold" officeooo:rsid="001d544b" officeooo:paragraph-rsid="001d544b" style:font-weight-asian="bold" style:font-weight-complex="bold"/>
    </style:style>
    <style:style style:name="P5" style:family="paragraph" style:parent-style-name="Preformatted_20_Text">
      <style:text-properties fo:font-weight="bold" officeooo:rsid="001d544b" officeooo:paragraph-rsid="001e2b9e" style:font-weight-asian="bold" style:font-weight-complex="bold"/>
    </style:style>
    <style:style style:name="P6" style:family="paragraph" style:parent-style-name="Preformatted_20_Text">
      <style:text-properties officeooo:rsid="001db7c4" officeooo:paragraph-rsid="001db7c4"/>
    </style:style>
    <style:style style:name="P7" style:family="paragraph" style:parent-style-name="Preformatted_20_Text">
      <style:text-properties officeooo:paragraph-rsid="001d544b"/>
    </style:style>
    <style:style style:name="P8" style:family="paragraph" style:parent-style-name="Preformatted_20_Text">
      <style:text-properties fo:font-size="8pt" officeooo:paragraph-rsid="001d544b" style:font-size-asian="8pt" style:font-size-complex="8pt"/>
    </style:style>
    <style:style style:name="P9" style:family="paragraph" style:parent-style-name="Text_20_body">
      <style:text-properties officeooo:paragraph-rsid="000c5b21"/>
    </style:style>
    <style:style style:name="P10" style:family="paragraph" style:parent-style-name="Text_20_body">
      <style:text-properties officeooo:paragraph-rsid="000db491"/>
    </style:style>
    <style:style style:name="P11" style:family="paragraph" style:parent-style-name="Text_20_body">
      <style:text-properties fo:font-size="10pt" officeooo:rsid="000e4cce" officeooo:paragraph-rsid="000e4cce" style:font-size-asian="10pt" style:font-size-complex="10pt"/>
    </style:style>
    <style:style style:name="P12" style:family="paragraph" style:parent-style-name="Text_20_body">
      <style:paragraph-properties fo:margin-top="0cm" fo:margin-bottom="0.499cm" loext:contextual-spacing="false"/>
      <style:text-properties officeooo:paragraph-rsid="000c5b21"/>
    </style:style>
    <style:style style:name="P13" style:family="paragraph" style:parent-style-name="Standard">
      <style:text-properties fo:font-weight="bold" officeooo:rsid="001d544b" style:font-weight-asian="bold" style:font-weight-complex="bold"/>
    </style:style>
    <style:style style:name="P14" style:family="paragraph" style:parent-style-name="Preformatted_20_Text">
      <style:text-properties officeooo:paragraph-rsid="000bd302"/>
    </style:style>
    <style:style style:name="P15" style:family="paragraph" style:parent-style-name="Preformatted_20_Text">
      <style:text-properties fo:font-weight="bold" officeooo:rsid="001d544b" officeooo:paragraph-rsid="000bd302" style:font-weight-asian="bold" style:font-weight-complex="bold"/>
    </style:style>
    <style:style style:name="P16" style:family="paragraph" style:parent-style-name="Preformatted_20_Text">
      <style:text-properties fo:font-weight="bold" officeooo:rsid="000bd302" officeooo:paragraph-rsid="000bd302" style:font-weight-asian="bold" style:font-weight-complex="bold"/>
    </style:style>
    <style:style style:name="P17" style:family="paragraph" style:parent-style-name="Preformatted_20_Text">
      <style:text-properties fo:font-weight="bold" officeooo:rsid="000c5b21" officeooo:paragraph-rsid="000c5b21" style:font-weight-asian="bold" style:font-weight-complex="bold"/>
    </style:style>
    <style:style style:name="P18" style:family="paragraph" style:parent-style-name="Preformatted_20_Text">
      <style:text-properties fo:font-weight="bold" officeooo:rsid="000db491" officeooo:paragraph-rsid="000db491" style:font-weight-asian="bold" style:font-weight-complex="bold"/>
    </style:style>
    <style:style style:name="P19" style:family="paragraph" style:parent-style-name="Preformatted_20_Text">
      <style:text-properties officeooo:paragraph-rsid="000c5b21"/>
    </style:style>
    <style:style style:name="P20" style:family="paragraph" style:parent-style-name="Preformatted_20_Text">
      <style:text-properties officeooo:paragraph-rsid="000db491"/>
    </style:style>
    <style:style style:name="P21" style:family="paragraph" style:parent-style-name="Preformatted_20_Text">
      <style:text-properties officeooo:rsid="000db491" officeooo:paragraph-rsid="000db491"/>
    </style:style>
    <style:style style:name="P22" style:family="paragraph" style:parent-style-name="Preformatted_20_Text">
      <style:text-properties officeooo:paragraph-rsid="000e4cce"/>
    </style:style>
    <style:style style:name="P23" style:family="paragraph" style:parent-style-name="Preformatted_20_Text">
      <style:text-properties officeooo:rsid="000e4cce" officeooo:paragraph-rsid="000e4cce"/>
    </style:style>
    <style:style style:name="P24" style:family="paragraph" style:parent-style-name="Preformatted_20_Text">
      <style:text-properties officeooo:rsid="000fd9f7" officeooo:paragraph-rsid="000fd9f7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0fd9f7"/>
    </style:style>
    <style:style style:name="T1" style:family="text">
      <style:text-properties fo:font-weight="bold" officeooo:rsid="001d544b" style:font-weight-asian="bold" style:font-weight-complex="bold"/>
    </style:style>
    <style:style style:name="T2" style:family="text">
      <style:text-properties officeooo:rsid="000bd302"/>
    </style:style>
    <style:style style:name="T3" style:family="text">
      <style:text-properties officeooo:rsid="000c5b2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db491"/>
    </style:style>
    <style:style style:name="T6" style:family="text">
      <style:text-properties officeooo:rsid="000e4cce"/>
    </style:style>
    <style:style style:name="T7" style:family="text">
      <style:text-properties officeooo:rsid="000fd9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UMANIC </text:p>
      <text:p text:style-name="Preformatted_20_Text"/>
      <text:p text:style-name="P16">Humanic Spring Summer 2017 Campaign</text:p>
      <text:p text:style-name="P14"><text:a xlink:type="simple" xlink:href="https://www.youtube.com/watch?v=d_ulQpaqS-Y" text:style-name="Internet_20_link" text:visited-style-name="Visited_20_Internet_20_Link">https://www.youtube.com/watch?v=d_ulQpaqS-Y</text:a><text:tab/><text:tab/><text:span text:style-name="T2">d_ulQpaqS-Y</text:span></text:p>
      <text:p text:style-name="P15">{youtube}<text:span text:style-name="T2">d_ulQpaqS-Y</text:span>{/youtube}</text:p>
      <text:p text:style-name="P14"/>
      <text:p text:style-name="P16">The Humanic Roadtrip (Spring, Summer 2016)</text:p>
      <text:p text:style-name="P14"><text:a xlink:type="simple" xlink:href="https://www.youtube.com/watch?v=Ys_TnDvtkS0" text:style-name="Internet_20_link" text:visited-style-name="Visited_20_Internet_20_Link">https://www.youtube.com/watch?v=Ys_TnDvtkS0</text:a><text:tab/><text:tab/><text:span text:style-name="T2">Ys_TnDvtkS0</text:span></text:p>
      <text:p text:style-name="P9">{youtube}Ys_TnDvtkS0{/youtube}</text:p>
      <text:p text:style-name="P14"/>
      <text:p text:style-name="P14">Credits: Advertising Agency: Agency4e7, Vienna , Austria Creative Director: Alex Schönburg Art Director: Martin Rausch Copywriter: Alex Schönburg Director: Johannes Jelinek Producer: Julia Hofer DOP: Lukas Swatek Project Manager: Lea Ravnjak Music: Michael Tanczos, Lyrics: Marta Palandri Vocals: Jewels </text:p>
      <text:p text:style-name="P14"/>
      <text:p text:style-name="P14"/>
      <text:p text:style-name="P17">You Are Extraordinary. Always. (Fall, Winter 2015)</text:p>
      <text:p text:style-name="P19"><text:a xlink:type="simple" xlink:href="https://www.youtube.com/watch?v=Fv6LjmPd64A" text:style-name="Internet_20_link" text:visited-style-name="Visited_20_Internet_20_Link">https://www.youtube.com/watch?v=Fv6LjmPd64A</text:a><text:tab/><text:tab/><text:span text:style-name="T3">Fv6LjmPd64A</text:span></text:p>
      <text:p text:style-name="P9">{youtube}v=Fv6LjmPd64A{/youtube}</text:p>
      <text:p text:style-name="P9"/>
      <text:p text:style-name="P9"><text:span text:style-name="T4">Credits: Advertising Agency: Agency4e7, Vienna , Austria Creative Director: Alex Schönburg Art Director: Martin Rausch Copywriter: Alex Schönburg Illustrator: Florian Grünberger Director: Johannes Jelinek Producer: Julia Hofer Photographer: Lukas Swatek Music: Alex Schönburg/Michael Tanczos - Available for free on </text:span><text:a xlink:type="simple" xlink:href="https://www.youtube.com/redirect?event=video_description&amp;v=Fv6LjmPd64A&amp;redir_token=BH51REJiZj2Esg_BIxq9nAOmM3x8MTU1OTIwMjM0OEAxNTU5MTE1OTQ4&amp;q=http%3A%2F%2Fwww.bit.ly%2FTRENDSYL" office:target-frame-name="_blank" xlink:show="new" text:style-name="Internet_20_link" text:visited-style-name="Visited_20_Internet_20_Link"><text:span text:style-name="T4">http://www.bit.ly/TRENDSYL</text:span></text:a><text:span text:style-name="T4"> and </text:span><text:a xlink:type="simple" xlink:href="https://www.youtube.com/redirect?event=video_description&amp;v=Fv6LjmPd64A&amp;redir_token=BH51REJiZj2Esg_BIxq9nAOmM3x8MTU1OTIwMjM0OEAxNTU5MTE1OTQ4&amp;q=http%3A%2F%2Fwww.notorious-mag.com" office:target-frame-name="_blank" xlink:show="new" text:style-name="Internet_20_link" text:visited-style-name="Visited_20_Internet_20_Link"><text:span text:style-name="T4">http://www.notorious-mag.com</text:span></text:a><text:span text:style-name="T4"> </text:span></text:p>
      <text:p text:style-name="Preformatted_20_Text"/>
      <text:p text:style-name="P18">Enjoy Life and Style. HUMANIC Spring Summer 2017 Campaign</text:p>
      <text:p text:style-name="P20"><text:a xlink:type="simple" xlink:href="https://www.youtube.com/watch?v=p_vKrTu3L2A" text:style-name="Internet_20_link" text:visited-style-name="Visited_20_Internet_20_Link">https://www.youtube.com/watch?v=p_vKrTu3L2A</text:a><text:tab/><text:tab/><text:span text:style-name="T5">p_vKrTu3L2A</text:span></text:p>
      <text:p text:style-name="P10">{youtube}<text:span text:style-name="T5">p_vKrTu3L2A</text:span>{/youtube}</text:p>
      <text:p text:style-name="P21">Advertising Agency: agency4e7, Vienna, Austria Creative Director: Selma Schönburg, Alex Schönburg Art Director: Jon Ladron de Guevara Project Director: Lea Ravnjak Producer: Lea Ravnjak, Sylvia Ahrens Film Director: Peter Johan Granqvist DOP: Lukas Swatek Music: Alex Schönburg, Enrico Coromines Stylist: Lynn Schmidt</text:p>
      <text:p text:style-name="Preformatted_20_Text"/>
      <text:p text:style-name="P18">Enjoy Life and Style. HUMANIC Spring Summer 2018 Campaign</text:p>
      <text:p text:style-name="P20"><text:a xlink:type="simple" xlink:href="https://www.youtube.com/watch?v=6D9ObSy-qck" text:style-name="Internet_20_link" text:visited-style-name="Visited_20_Internet_20_Link">https://www.youtube.com/watch?v=6D9ObSy-qck</text:a><text:tab/><text:tab/><text:span text:style-name="T5">6D9ObSy-qck</text:span></text:p>
      <text:p text:style-name="P10">{youtube}<text:span text:style-name="T5">6D9ObSy-qck</text:span>{/youtube}</text:p>
      <text:p text:style-name="Preformatted_20_Text">Credits: Advertising Agency: agency4e7, Vienna, Austria Creative Directors: Selma Schönburg, Alex Schönburg Account Director: Christine Hayduck Art Director: Alex Schönburg, Juan-Carlos Hayduck Designer: Juan-Carlos Hayduck Producer: Sylvia Ahrens Film Director: Alex Schönburg DOP: Lukas Swatek Music: B.Ames </text:p>
      <text:p text:style-name="Preformatted_20_Text"/>
      <text:p text:style-name="P18">The Movement of Me!</text:p>
      <text:p text:style-name="P20"><text:a xlink:type="simple" xlink:href="https://www.youtube.com/watch?v=LQXK1V4GQKk" text:style-name="Internet_20_link" text:visited-style-name="Visited_20_Internet_20_Link">https://www.youtube.com/watch?v=LQXK1V4GQKk</text:a><text:tab/><text:tab/><text:span text:style-name="T5">LQXK1V4GQKk</text:span></text:p>
      <text:p text:style-name="P10">{youtube}<text:span text:style-name="T5">LQXK1V4GQKk</text:span>{/youtube}</text:p>
      <text:p text:style-name="P10"/>
      <text:p text:style-name="P23">Enjoy Life and Style. HUMANIC Autumn Winter 2017/18 Campaign</text:p>
      <text:p text:style-name="P22"><text:a xlink:type="simple" xlink:href="https://www.youtube.com/watch?v=jYrJOT3NTeU" text:style-name="Internet_20_link" text:visited-style-name="Visited_20_Internet_20_Link">https://www.youtube.com/watch?v=jYrJOT3NTeU</text:a><text:tab/><text:tab/><text:span text:style-name="T6">jYrJOT3NTeU</text:span></text:p>
      <text:p text:style-name="P9">{youtube}jYrJOT3NTeU{/youtube}</text:p>
      <text:p text:style-name="P11">Credits: Advertising Agency: agency4e7, Vienna, Austria Creative Directors: Selma Schönburg, Alex Schönburg Account Director: Lea Ravnjak Art Director: Alex Schönburg Designer: Juan-Carlos Hayduck Producer: Sylvia Ahrens Film Director: Alex Schönburg DOP: Lukas Swatek Music: AdPhonia Audio - Bootswanna Stylist: Cathrin Sonntag Subscribe to our YouTube Channel: https://www.youtube.com/shoemanic Follow HUMANIC on: Facebook https://www.facebook.com/humanic/ Instagram https://www.instagram.com/humanicshoes/ Buy, stream and download the full track "Bootswanna" here: Spotify: https://goo.gl/JB6jtA iTunes: https://goo.gl/brgVrw Amazon: https://goo.gl/iaUHUD Google Play: https://goo.gl/d36gX4 Deezer: https://goo.gl/gPQBmR AdPhonia Audio: <text:a xlink:type="simple" xlink:href="http://www.adphonia.audio/" text:style-name="Internet_20_link" text:visited-style-name="Visited_20_Internet_20_Link">www.adphonia.audio</text:a></text:p>
      <text:p text:style-name="P11"/>
      <text:p text:style-name="P11"/>
      <text:p text:style-name="P11"><text:soft-page-break/></text:p>
      <text:p text:style-name="P24">Enjoy Life and Style. HUMANIC | FALL WINTER 2018/2019 | Campaign</text:p>
      <text:p text:style-name="P25"><text:a xlink:type="simple" xlink:href="https://www.youtube.com/watch?v=eLO1JofSp9s" text:style-name="Internet_20_link" text:visited-style-name="Visited_20_Internet_20_Link">https://www.youtube.com/watch?v=eLO1JofSp9s</text:a><text:tab/><text:tab/><text:span text:style-name="T7">eLO1JofSp9s</text:span></text:p>
      <text:p text:style-name="P12">{youtube}eLO1JofSp9s{/youtube}</text:p>
      <text:p text:style-name="Standard">Credits: Advertising Agency: agency4e7, Vienna, Austria Creative Directors: Selma Schönburg, Alex Schönburg Account Director: Silvia Gonzales Art Director: Alex Schönburg Producer: Sylvia Ahrens Film Director: Alex Schönburg DOP: Lukas Swatek Song Title: Kiss Me One More Time Music: Constantin Schönburg, Alex Schönburg Subscribe to our YouTube Channel: <text:a xlink:type="simple" xlink:href="https://www.youtube.com/shoemanic" text:style-name="Internet_20_link" text:visited-style-name="Visited_20_Internet_20_Link">https://www.youtube.com/shoemanic</text:a> Follow HUMANIC on: Facebook <text:a xlink:type="simple" xlink:href="https://www.youtube.com/redirect?v=eLO1JofSp9s&amp;event=video_description&amp;redir_token=L5yM4PK7RH25xgA8khLS7KIaoOR8MTU1OTIwNDAyMkAxNTU5MTE3NjIy&amp;q=https%3A%2F%2Fwww.facebook.com%2Fhumanic%2F" office:target-frame-name="_blank" xlink:show="new" text:style-name="Internet_20_link" text:visited-style-name="Visited_20_Internet_20_Link">https://www.facebook.com/humanic/</text:a> Instagram <text:a xlink:type="simple" xlink:href="https://www.youtube.com/redirect?v=eLO1JofSp9s&amp;event=video_description&amp;redir_token=L5yM4PK7RH25xgA8khLS7KIaoOR8MTU1OTIwNDAyMkAxNTU5MTE3NjIy&amp;q=https%3A%2F%2Fwww.instagram.com%2Fhumanicshoes%2F" office:target-frame-name="_blank" xlink:show="new" text:style-name="Internet_20_link" text:visited-style-name="Visited_20_Internet_20_Link">https://www.instagram.com/humanicshoes/</text:a> </text:p>
      <text:p text:style-name="Standard"/>
      <text:p text:style-name="Text_20_body"> </text:p>
      <text:p text:style-name="Text_20_body"/>
      <text:p text:style-name="Text_20_body"/>
      <text:p text:style-name="Text_20_body"/>
      <text:p text:style-name="Text_20_body"/>
      <text:p text:style-name="Text_20_body">{youtube}d_ulQpaqS-Y{/youtube}</text:p>
      <text:p text:style-name="Text_20_body">{youtube}Ys_TnDvtkS0{/youtube}</text:p>
      <text:p text:style-name="Text_20_body">{youtube}v=Fv6LjmPd64A{/youtube}</text:p>
      <text:p text:style-name="Text_20_body">{youtube}p_vKrTu3L2A{/youtube}</text:p>
      <text:p text:style-name="Text_20_body">{youtube}6D9ObSy-qck{/youtube}</text:p>
      <text:p text:style-name="Text_20_body">{youtube}LQXK1V4GQKk{/youtube}</text:p>
      <text:p text:style-name="Text_20_body">{youtube}jYrJOT3NTeU{/youtube}</text:p>
      <text:p text:style-name="Text_20_body">{youtube}eLO1JofSp9s{/youtube}</text:p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0S</meta:editing-duration>
    <meta:editing-cycles>5</meta:editing-cycles>
    <meta:generator>LibreOffice/5.2.3.3$Windows_x86 LibreOffice_project/d54a8868f08a7b39642414cf2c8ef2f228f780cf</meta:generator>
    <dc:date>2019-05-29T10:25:55.801000000</dc:date>
    <meta:document-statistic meta:table-count="0" meta:image-count="0" meta:object-count="0" meta:page-count="2" meta:paragraph-count="40" meta:word-count="385" meta:character-count="3891" meta:non-whitespace-character-count="3531"/>
    <meta:user-defined meta:name="Info 1"/>
    <meta:user-defined meta:name="Info 2"/>
    <meta:user-defined meta:name="Info 3"/>
    <meta:user-defined meta:name="Info 4"/>
  </office:meta>
</office:document-meta>
</file>